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4.0229166666667cm"/>
    </style:style>
    <style:style style:name="co2" style:family="table-column">
      <style:table-column-properties fo:break-before="auto" style:column-width="8.07861111111111cm"/>
    </style:style>
    <style:style style:name="co3" style:family="table-column">
      <style:table-column-properties fo:break-before="auto" style:column-width="5.0094444444444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391.5pt" style:use-optimal-row-height="true" fo:break-before="auto"/>
    </style:style>
    <style:style style:name="ro4" style:family="table-row">
      <style:table-row-properties style:row-height="101.5pt" style:use-optimal-row-height="true" fo:break-before="auto"/>
    </style:style>
    <style:style style:name="ro5" style:family="table-row">
      <style:table-row-properties style:row-height="333.5pt" style:use-optimal-row-height="true" fo:break-before="auto"/>
    </style:style>
    <style:style style:name="ro6" style:family="table-row">
      <style:table-row-properties style:row-height="18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Revenue Questions</text:p>
          </table:table-cell>
          <table:table-cell office:value-type="string" table:style-name="ce1">
            <text:p>Generated query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corrected quer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What is the total revenue from 3 Gals Industrial in the year 2024</text:p>
          </table:table-cell>
          <table:table-cell office:value-type="string" table:style-name="ce2">
            <text:p>MATCH (c:`Customer`)-[e1:`places`]-(so:`Sales Order`)-[e2:`results to`]-(wo:`Work Order`)</text:p>
            <text:p>WHERE toLower(c.`$$Name$$`) = '3 gals industrial'</text:p>
            <text:p>AND wo.job_id = '9f88d720-e74d-4874-8f56-f93decb57be6'</text:p>
            <text:p>AND wo.`ship_date` &gt;= datetime('2024-01-01T00:00:00')</text:p>
            <text:p>AND wo.`ship_date` &lt;= datetime('2024-12-31T23:59:59')</text:p>
            <text:p>WITH SUM(wo.`revenue`) AS total_revenue</text:p>
            <text:p>RETURN total_revenue</text:p>
            <text:p>LIMIT 20</text:p>
          </table:table-cell>
          <table:table-cell office:value-type="string" table:style-name="ce1">
            <text:p>present only for 201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hat is the total revenue from 3 Gals Industrial? List each years total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is the total revenue from 3 Gals Industrial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is the total revenue from 3 Gals Industrial in the year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What is the total revenue by Type of Market. Display in pie charts or Pareto of 100% for certain periods of time.</text:p>
          </table:table-cell>
          <table:table-cell office:value-type="string" table:style-name="ce2">
            <text:p>MATCH (wo:`Work Order`)</text:p>
            <text:p>WHERE wo.job_id = '9f88d720-e74d-4874-8f56-f93decb57be6'</text:p>
            <text:p>WITH<text:s/></text:p>
            <text:p><text:s text:c="4"/>SUM(wo.revenue) AS total_revenue,</text:p>
            <text:p><text:s text:c="4"/>toLower(wo.market_description) AS market_type,<text:s/></text:p>
            <text:p><text:s text:c="4"/>SUM(CASE WHEN toLower(wo.market_description) IS NOT NULL THEN wo.revenue ELSE 0 END) AS market_revenue</text:p>
            <text:p>WITH<text:s/></text:p>
            <text:p><text:s text:c="4"/>market_type,<text:s/></text:p>
            <text:p><text:s text:c="4"/>market_revenue,<text:s/></text:p>
            <text:p><text:s text:c="4"/>total_revenue,</text:p>
            <text:p><text:s text:c="4"/>toFloat(market_revenue) / toFloat(total_revenue) * 100 AS market_percentage</text:p>
            <text:p>WHERE market_type IS NOT NULL</text:p>
            <text:p>RETURN<text:s/></text:p>
            <text:p><text:s text:c="4"/>market_type AS `Market Type`,<text:s/></text:p>
            <text:p><text:s text:c="4"/>market_revenue AS `Market Revenue`,<text:s/></text:p>
            <text:p><text:s text:c="4"/>market_percentage AS `Market Percentage`</text:p>
            <text:p>ORDER BY market_percentage DESC</text:p>
            <text:p>LIMIT 20</text:p>
          </table:table-cell>
          <table:table-cell office:value-type="string" table:style-name="ce1">
            <text:p>market description was taking only single underscore market_description it should be double underscore</text:p>
          </table:table-cell>
          <table:table-cell office:value-type="string" table:style-name="ce2">
            <text:p>MATCH (wo:`Work Order`)</text:p>
            <text:p>WHERE wo.job_id = '9f88d720-e74d-4874-8f56-f93decb57be6'</text:p>
            <text:p>WITH<text:s/></text:p>
            <text:p><text:s text:c="4"/>SUM(wo.revenue) AS total_revenue,</text:p>
            <text:p><text:s text:c="4"/>toLower(wo.market__description) AS market_type,<text:s/></text:p>
            <text:p><text:s text:c="4"/>SUM(CASE WHEN toLower(wo.market__description) IS NOT NULL THEN wo.revenue ELSE 0 END) AS market_revenue</text:p>
            <text:p>WITH<text:s/></text:p>
            <text:p><text:s text:c="4"/>market_type,<text:s/></text:p>
            <text:p><text:s text:c="4"/>market_revenue,<text:s/></text:p>
            <text:p><text:s text:c="4"/>total_revenue,</text:p>
            <text:p><text:s text:c="4"/>toFloat(market_revenue) / toFloat(total_revenue) * 100 AS market_percentage</text:p>
            <text:p>WHERE market_type IS NOT NULL</text:p>
            <text:p>RETURN<text:s/></text:p>
            <text:p><text:s text:c="4"/>market_type AS `Market Type`,<text:s/></text:p>
            <text:p><text:s text:c="4"/>market_revenue AS `Market Revenue`,<text:s/></text:p>
            <text:p><text:s text:c="4"/>market_percentage AS `Market Percentage`</text:p>
            <text:p>ORDER BY market_percentage DESC</text:p>
            <text:p>LIMIT 20</text:p>
          </table:table-cell>
          <table:table-cell office:value-type="string" table:style-name="ce3">
            <text:p><text:a xlink:href="https://preprod-images.cymonix.net/graph/9/9f88d720-e74d-4874-8f56-f93decb57be6/Pie_Chart,_Pareto_3cf57b6e-6dd5-4c8f-af78-6224abd228d1.png">https://preprod-images.cymonix.net/graph/9/9f88d720-e74d-4874-8f56-f93decb57be6/Pie_Chart,_Pareto_3cf57b6e-6dd5-4c8f-af78-6224abd228d1.png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venue by Type of Market Customer breakdown in pie charts or Pareto of 100% for certain periods of t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eak down the total revenue by Type of Market ie Service/Mil, Service/Com, Fixed/Mil, Fixed/Com, Rotary/Mil, Rotary/Com. Display these findings in a pie char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eak down the total revenue by Type of Market ie Service/Mil, Service/Com, Fixed/Mil, Fixed/Com, Rotary/Mil, Rotary/Com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ive Revenue by Type of Service or Work Order Type (ie. by Job Analysis Code) by period of t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ive Revenue by Work Order Type (ie. by Job Analysis Code) over t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venue by Type of Part Number by ye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Revenue for Customer Order Habits by Part Number on Largest Sales Dollar Parts by year'</text:p>
          </table:table-cell>
          <table:table-cell office:value-type="string" table:style-name="ce2">
            <text:p>[ERROR]<text:tab/>2025-01-16T08:45:07.181Z<text:tab/>0d6396a0-efb2-4619-abdb-b0a7494d253c<text:tab/>Malformed Query</text:p>
            <text:p>An error occurred (MemoryLimitExceededException) when calling the ExecuteOpenCypherQuery operation (reached max retries: 4): Operation terminated (out of memory)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">
            <text:p>Give year over year changes in sales</text:p>
          </table:table-cell>
          <table:table-cell table:number-columns-repeated="2" table:style-name="ce1"/>
          <table:table-cell office:value-type="string" table:style-name="ce2">
            <text:p>MATCH (a:`Work Order`)</text:p>
            <text:p>WHERE a.job_id = '9f88d720-e74d-4874-8f56-f93decb57be6'</text:p>
            <text:p>WITH<text:s/></text:p>
            <text:p><text:s text:c="4"/>a.ship_year AS year,<text:s/></text:p>
            <text:p><text:s text:c="4"/>SUM(a.revenue) AS annual_revenue</text:p>
            <text:p>WITH<text:s/></text:p>
            <text:p><text:s text:c="4"/>year,<text:s/></text:p>
            <text:p><text:s text:c="4"/>annual_revenue</text:p>
            <text:p>ORDER BY year</text:p>
            <text:p>WITH<text:s/></text:p>
            <text:p><text:s text:c="4"/>COLLECT(year) AS years,<text:s/></text:p>
            <text:p><text:s text:c="4"/>COLLECT(annual_revenue) AS revenues</text:p>
            <text:p>UNWIND range(0, size(years) - 1) AS idx</text:p>
            <text:p>RETURN<text:s/></text:p>
            <text:p><text:s text:c="4"/>years[idx] AS `Ship Year`,<text:s/></text:p>
            <text:p><text:s text:c="4"/>revenues[idx] AS `Annual Revenue`,</text:p>
            <text:p><text:s text:c="4"/>CASE WHEN idx = 0 THEN 0<text:s/></text:p>
            <text:p><text:s text:c="9"/>ELSE revenues[idx] - revenues[idx - 1]<text:s/></text:p>
            <text:p><text:s text:c="4"/>END AS `Year Over Year Change`</text:p>
            <text:p>ORDER BY `Ship Year`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ve total revenue by country by year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What is the revenue contributed by value stream "LEASLOG" during the period 2023</text:p>
          </table:table-cell>
          <table:table-cell table:number-columns-repeated="2" table:style-name="ce1"/>
          <table:table-cell office:value-type="string" table:style-name="ce2">
            <text:p>MATCH (wo:`Work Order`)</text:p>
            <text:p>WHERE wo.job_id = '9f88d720-e74d-4874-8f56-f93decb57be6'</text:p>
            <text:p><text:s text:c="2"/>AND toLower(wo.`value_stream`) = 'leaslog'</text:p>
            <text:p><text:s text:c="2"/>AND wo.`ship_date` &gt;= datetime('2023-01-01T00:00:00')</text:p>
            <text:p><text:s text:c="2"/>AND wo.`ship_date` &lt;= datetime('2023-12-31T23:59:59')</text:p>
            <text:p>WITH SUM(wo.`revenue`) AS total_leaslog_revenue</text:p>
            <text:p>RETURN total_leaslog_revenue AS `leaslog_revenue_for_2023`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hat is the percentage contribution from LEASLOG towards the revenue for the year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breakdown of commercial and military sales for 2023 as a percent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was the Calibration Jobs By Customer during the period 2023 with Part number and descri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 me all the calibration jobs we did for each customer in Q1 of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 the revenue by value stream for Q1 2023 and Q3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breakdown of revenue by license agreement during the period of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 me the revenue breakdown by application for Q1 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percentage contribution from SRVC towards the revenue for the year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percentage contribution from SRVC towards the revenue for the year Q1 202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the percentage contribution from MFG towards the revenue for the year Q4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much did PURCH contribute to the revenue as a percentage for Q2 2023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gregate the revenue data from the Work Order node, filter by the relevant time period and group by the application property from the Value Stream n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percentage contribution from MFG towards the revenue for the year Q4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much did MFG contribute to the revenue as a percentage for Q4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was the Calibration Jobs By Customer during the period 2023? Include the Part number calibr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w much did PURCH contribute to the revenue as a percentage for Q2 2023?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breakdown of commercial and military sales for 2023 as a percent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 total sales by commercial and military sales for 2023 as a percent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 commercial sales for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total revenue from 3 Gals Industrial in the year 2019 and list individual sources of revenue contributing to the s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 totals sales revenue by commercial for period 20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at is the total revenue from 3 Gals Industrial in the year 2019 and each work order value used to find this 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eak down the total revenue by Type of Market ie Service/Mil, Service/Com, Fixed/Mil, Fixed/Com, Rotary/Mil, Rotary/Com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Revenue by Type of Service or Work Order Type (ie. by Job Analysis Code) by period of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Revenue by Work Order Type (ie. by Job Analysis Code) over t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erations Ques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ve me a count of On Time shipments Vs Late shipments for 2021 y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me a count of On Time shipments Vs Late shipments for 2021 Q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me a count of On Time shipments Vs Late shipments for period of Q1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me a count of total shipments for period of Q1 2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w delivery time of job number 1158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w the number of days between order date and ship date of job number 115806</text:p>
          </table:table-cell>
          <table:table-cell office:value-type="string" table:style-name="ce1">
            <text:p>not working, issue with finding the difference of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w the total days to ship job 115806</text:p>
          </table:table-cell>
          <table:table-cell office:value-type="string" table:style-name="ce1">
            <text:p>not working, issue with finding the difference of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w the total days difference between job 115806 order date and ship date</text:p>
          </table:table-cell>
          <table:table-cell office:value-type="string" table:style-name="ce1">
            <text:p>not working, issue with finding the difference of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culate the total days difference between order date and ship date for job 115806</text:p>
          </table:table-cell>
          <table:table-cell office:value-type="string" table:style-name="ce1">
            <text:p>not working, issue with finding the difference of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is the breakdown of commercial and military sales for 2023 as a percentag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mercial and military sales for 2023 as a percentage of total s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st the commercial sales and military sales for 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st commercial sales for 2023 ye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st sales by com for 202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iginal SOW Ques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is the revenue for MFG value stream for Q1 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is the revenue for Service value stream for Q2 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is the revenue for SRVC value stream for Q2 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w many tire cages did we ship in 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was the Calibration Jobs By Customer during the period 2023 with Part number and descrip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w me all the calibration jobs we did for each customer in January 2023 which that we didn't do in January 2024</text:p>
          </table:table-cell>
          <table:table-cell office:value-type="string" table:style-name="ce1">
            <text:p>didn't generated Operation terminated (out of memory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%%oc</text:p>
            <text:p>MATCH (c:`Customer`)-[:`places`]-(so:`Sales Order`)-[:`results to`]-(wo:`Work Order`)-[:`produces`]-(p:`Part`)</text:p>
            <text:p>WHERE<text:s/></text:p>
            <text:p><text:s text:c="2"/>wo.job_id = '9f88d720-e74d-4874-8f56-f93decb57be6' AND</text:p>
            <text:p><text:s text:c="2"/>toLower(p.`part_description`) CONTAINS 'calibration' AND</text:p>
            <text:p><text:s text:c="2"/>wo.`ship_date` &gt;= datetime('2023-01-01T00:00:00') AND<text:s/></text:p>
            <text:p><text:s text:c="2"/>wo.`ship_date` &lt;= datetime('2023-01-31T00:00:00')</text:p>
            <text:p>WITH<text:s/></text:p>
            <text:p><text:s text:c="2"/>c.`$$Name$$` AS Customer_Name,<text:s/></text:p>
            <text:p><text:s text:c="2"/>collect(DISTINCT wo.`$$Name$$`) AS Jan_2023_Calibration_Jobs</text:p>
            <text:p/>
            <text:p>// Match the same customer for 2024</text:p>
            <text:p>MATCH (c2:`Customer`)-[:`places`]-(so2:`Sales Order`)-[:`results to`]-(wo2:`Work Order`)-[:`produces`]-(p2:`Part`)</text:p>
            <text:p>WHERE<text:s/></text:p>
            <text:p><text:s text:c="2"/>c2.`$$Name$$` = Customer_Name AND</text:p>
            <text:p><text:s text:c="2"/>wo2.job_id = '9f88d720-e74d-4874-8f56-f93decb57be6' AND</text:p>
            <text:p><text:s text:c="2"/>toLower(p2.`part_description`) CONTAINS 'calibration' AND</text:p>
            <text:p><text:s text:c="2"/>wo2.`ship_date` &gt;= datetime('2024-01-01T00:00:00') AND<text:s/></text:p>
            <text:p><text:s text:c="2"/>wo2.`ship_date` &lt;= datetime('2024-01-31T00:00:00')</text:p>
            <text:p>WITH<text:s/></text:p>
            <text:p><text:s text:c="2"/>Customer_Name,<text:s/></text:p>
            <text:p><text:s text:c="2"/>Jan_2023_Calibration_Jobs,</text:p>
            <text:p><text:s text:c="2"/>collect(DISTINCT wo2.`$$Name$$`) AS Jan_2024_Calibration_Jobs</text:p>
            <text:p>WHERE size(Jan_2023_Calibration_Jobs) &gt; 0 AND size(Jan_2024_Calibration_Jobs) = 0</text:p>
            <text:p>RETURN<text:s/></text:p>
            <text:p><text:s text:c="2"/>Customer_Name,<text:s/></text:p>
            <text:p><text:s text:c="2"/>Jan_2023_Calibration_Jobs</text:p>
            <text:p>LIMIT 20;</text:p>
          </table:table-cell>
          <table:table-cell table:number-columns-repeated="16383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Nuthan R</meta:initial-creator>
    <dc:creator>Nuthan R</dc:creator>
    <meta:creation-date>2025-01-16T05:34:23Z</meta:creation-date>
    <dc:date>2025-01-17T11:56:02Z</dc:date>
  </office:meta>
</office:document-meta>
</file>